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6">
            <text:p>2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6-03_07-45-4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6-03_02-37-21_000.jpg</text:p>
          </table:table-cell>
          <table:table-cell table:style-name="ce26" office:value-type="string">
            <text:p>:m :PHOTO 寝た時刻 / 2023 / オナニー、未了、duration=27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27m時間ぐらい,other=~">
            <text:p>:m :PHOTO 寝た時刻 / 2023 / オナニー、未了、duration=27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6-03_01-07-21_000.jpg</text:p>
          </table:table-cell>
          <table:table-cell table:style-name="ce26" office:value-type="string">
            <text:p>:m #*# RES / free# S87DP9 記事読み / id~browser~media~machine=K5GE~yan~huan~DT / theme=~,content=中小企業；中国；高質量；転化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free# S87DP9 記事読み / id~browser~media~machine=K5GE~yan~huan~DT / theme=~,content=中小企業；中国；高質量；転化,w=~ / genre=~ / other=~">
            <text:p>:m #*# RES / free# S87DP9 記事読み / id~browser~media~machine=K5GE~yan~huan~DT / theme=~,content=中小企業；中国；高質量；転化,w=~ / genre=~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0" office:value-type="string">
            <text:p>2023-06-03_15-06-22_000.jpg</text:p>
          </table:table-cell>
          <table:table-cell table:style-name="ce26" office:value-type="string">
            <text:p>:m #*# RES / free# S87DP9 記事読み / id~browser~media~machine=NXLF~yan~huan~DT / theme=~,content=重慶、江西：指導組：党幹部,w=~ / genre=~ / other=~ / N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03_01-44-26_000.jpg</text:p>
          </table:table-cell>
          <table:table-cell table:style-name="ce26" office:value-type="string">
            <text:p>:m 1*1 RES / JVEMV6 64#238_maeno / 『微粒子から探る物性七変化』 著者=前野昌弘,校注=~ / p.207 / w=,topic=,publisher=~,other=memo+:リン化カルシウム；memo+:カーバイ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238_maeno / 『微粒子から探る物性七変化』 著者=前野昌弘,校注=~ / p.207 / w=,topic=,publisher=~,other=memo+:リン化カルシウム；memo+:カーバイド">
            <text:p>:m 1*1 RES / JVEMV6 64#238_maeno / 『微粒子から探る物性七変化』 著者=前野昌弘,校注=~ / p.207 / w=,topic=,publisher=~,other=memo+:リン化カルシウム；memo+:カーバイ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3-06-03_16-28-34_000.jpg</text:p>
          </table:table-cell>
          <table:table-cell table:style-name="ce26" office:value-type="string">
            <text:p>:m 1*1 RES / JVEMV6 64#268_hattatsu_sakakihara / 『脳科学と発達障害』 著者=榊原洋一,校注=~ / p.50 / w=精神運動発達遅滞；,topic=~,publisher=~,other=list+:疾患：特徴；list+:支援学級：対象児童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68_hattatsu_sakakihara / 『脳科学と発達障害』 著者=榊原洋一,校注=~ / p.50 / w=精神運動発達遅滞；,topic=~,publisher=~,other=list+:疾患：特徴；list+:支援学級：対象児童">
            <text:p>:m 1*1 RES / JVEMV6 64#268_hattatsu_sakakihara / 『脳科学と発達障害』 著者=榊原洋一,校注=~ / p.50 / w=精神運動発達遅滞；,topic=~,publisher=~,other=list+:疾患：特徴；list+:支援学級：対象児童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3-06-03_17-28-39_000.jpg</text:p>
          </table:table-cell>
          <table:table-cell table:style-name="ce26" office:value-type="string">
            <text:p>:m 1*1 RES / JVEMV6 64#291_masatsu / 『摩擦の科学』 著者=河野彰夫,校注=~ / p.9 / w=,topic=,publisher=~,other=memo+:ニクロム線；list+:比較：鉄、ニクロム、銅；memo+:圧電素子：着火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91_masatsu / 『摩擦の科学』 著者=河野彰夫,校注=~ / p.9 / w=,topic=,publisher=~,other=memo+:ニクロム線；list+:比較：鉄、ニクロム、銅；memo+:圧電素子：着火">
            <text:p>:m 1*1 RES / JVEMV6 64#291_masatsu / 『摩擦の科学』 著者=河野彰夫,校注=~ / p.9 / w=,topic=,publisher=~,other=memo+:ニクロム線；list+:比較：鉄、ニクロム、銅；memo+:圧電素子：着火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0" office:value-type="string">
            <text:p>2023-06-03_12-24-53_000.jpg</text:p>
          </table:table-cell>
          <table:table-cell table:style-name="ce26" office:value-type="string">
            <text:p>:m 1*2 RES / JVEMV6 64#238_maeno / 『微粒子から探る物性七変化』 著者=前野昌弘,校注=~ / p.208 / w=,topic=石油火災；泡消火剤,publisher=~,other=memo+:ウレタンフォーム：ジイソシアナート：イソシアネート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238_maeno / 『微粒子から探る物性七変化』 著者=前野昌弘,校注=~ / p.208 / w=,topic=石油火災；泡消火剤,publisher=~,other=memo+:ウレタンフォーム：ジイソシアナート：イソシアネート">
            <text:p>:m 1*2 RES / JVEMV6 64#238_maeno / 『微粒子から探る物性七変化』 著者=前野昌弘,校注=~ / p.208 / w=,topic=石油火災；泡消火剤,publisher=~,other=memo+:ウレタンフォーム：ジイソシアナート：イソシアネート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6-03_12-25-16_000.jpg</text:p>
          </table:table-cell>
          <table:table-cell table:style-name="ce26" office:value-type="string">
            <text:p>:m 2*2 RES / JVEMV6 64#238_maeno / 『微粒子から探る物性七変化』 著者=前野昌弘,校注=~ / p.208 / w=,topic=,publisher=~,other=memo+:発泡スチロール：スチレン樹脂：スチレン：ポリスチレン；memo+:ブタン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02_20-57-1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17" office:value-type="string">
            <text:p>2023-06-03_13-34-4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6-03_08-19-51_000.jpg</text:p>
          </table:table-cell>
          <table:table-cell table:style-name="ce26" office:value-type="string">
            <text:p>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">
            <text:p>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8" office:value-type="string">
            <text:p>2023-06-03_08-19-57_000.jpg</text:p>
          </table:table-cell>
          <table:table-cell table:style-name="ce26" office:value-type="string">
            <text:p>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">
            <text:p>:PHOTO 記録しておきたいもの / location:photo=洗面所, location:target=自宅：一筋敷地、北東隅：：破片らしきもの：雨戸代はりの、トタン板：２階、北東の窓に付けてあるもの / subject=~ / content=昨晩の、暴風雨：板が取れたらしい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6-03_07-51-24_000.jpg</text:p>
          </table:table-cell>
          <table:table-cell table:style-name="ce26" office:value-type="string">
            <text:p>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">
            <text:p>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0" office:value-type="string">
            <text:p>2023-06-03_07-51-33_000.jpg</text:p>
          </table:table-cell>
          <table:table-cell table:style-name="ce26" office:value-type="string">
            <text:p>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6-03_07-51-42_000.jpg</text:p>
          </table:table-cell>
          <table:table-cell table:style-name="ce26" office:value-type="string">
            <text:p>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">
            <text:p>:PHOTO 記録しておきたいもの / location:photo=洗面所, location:target=鷲尾さんの庭：破片らしきもの：雨戸代はりの、トタン板：２階、北東の窓に付けてあるもの / subject=~ / content=昨晩の、暴風雨：板が取れたらしい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6-03_07-51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7" office:value-type="string">
            <text:p>2023-06-02_18-15-0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6-02_18-25-27_000.mp4</text:p>
          </table:table-cell>
          <table:table-cell table:style-name="ce26" office:value-type="string">
            <text:p>:VIDEO / @自室 / 記録 / jap.flute / 演奏、play / R=2 / genre=melody:作品っぽく,for=~,file-piece-id=2023-06-02_18-25-27_000.mp4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2 / genre=melody:作品っぽく,for=~,file-piece-id=2023-06-02_18-25-27_000.mp4,memo=~,session=hour-18,recording-id=~,other=~ / follow+">
            <text:p>:VIDEO / @自室 / 記録 / jap.flute / 演奏、play / R=2 / genre=melody:作品っぽく,for=~,file-piece-id=2023-06-02_18-25-27_000.mp4,memo=~,session=hour-18,recording-id=~,other=~ / follow+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02_18-27-00_000.mp4</text:p>
          </table:table-cell>
          <table:table-cell table:style-name="ce26" office:value-type="string">
            <text:p>:VIDEO / @自室 / 記録 / jap.flute / 演奏、play / R=3 / genre=melody:作品っぽく,for=~,file-piece-id=2023-06-02_18-25-27_000.mp4,memo=~,session=hour-18,recording-id=~,other=use:dai-kan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3 / genre=melody:作品っぽく,for=~,file-piece-id=2023-06-02_18-25-27_000.mp4,memo=~,session=hour-18,recording-id=~,other=use:dai-kan / follow+">
            <text:p>:VIDEO / @自室 / 記録 / jap.flute / 演奏、play / R=3 / genre=melody:作品っぽく,for=~,file-piece-id=2023-06-02_18-25-27_000.mp4,memo=~,session=hour-18,recording-id=~,other=use:dai-kan / follow+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6-02_18-44-45_000.mp4</text:p>
          </table:table-cell>
          <table:table-cell table:style-name="ce26" office:value-type="string">
            <text:p>:VIDEO / @自室 / 記録 / jap.flute / 演奏、play / R=4 / genre=melody:good-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4 / genre=melody:good-melody,for=~,file-piece-id=~,memo=~,session=hour-18,recording-id=~,other=~ / follow+">
            <text:p>:VIDEO / @自室 / 記録 / jap.flute / 演奏、play / R=4 / genre=melody:good-melody,for=~,file-piece-id=~,memo=~,session=hour-18,recording-id=~,other=~ / follow+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02_18-47-19_000.mp4</text:p>
          </table:table-cell>
          <table:table-cell table:style-name="ce27" office:value-type="string">
            <text:p>:VIDEO / @自室 / 記録 / jap.flute / 演奏、play / R=5 / genre=melody:good-melody:気持ちいい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VIDEO / @自室 / 記録 / jap.flute / 演奏、play / R=5 / genre=melody:good-melody:気持ちいい,for=~,file-piece-id=~,memo=~,session=hour-18,recording-id=~,other=~ / follow+">
            <text:p>:VIDEO / @自室 / 記録 / jap.flute / 演奏、play / R=5 / genre=melody:good-melody:気持ちいい,for=~,file-piece-id=~,memo=~,session=hour-18,recording-id=~,other=~ / follow+</text:p>
          </table:table-cell>
          <table:table-cell table:style-name="ce10" table:formula="of:=RIGHT([.B23];[.K23])" office:value-type="string" office:string-value="mp4">
            <text:p>mp4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02_18-48-57_000.mp4</text:p>
          </table:table-cell>
          <table:table-cell table:style-name="ce26" office:value-type="string">
            <text:p>:VIDEO / @自室 / 記録 / jap.flute / 演奏、play / R=6 / genre=melody:good-melody:気持ちいい,for=~,file-piece-id=~,memo=~,session=hour-18,recording-id=~,other=use:semi-dai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VIDEO / @自室 / 記録 / jap.flute / 演奏、play / R=6 / genre=melody:good-melody:気持ちいい,for=~,file-piece-id=~,memo=~,session=hour-18,recording-id=~,other=use:semi-dai-kan / follow+">
            <text:p>:VIDEO / @自室 / 記録 / jap.flute / 演奏、play / R=6 / genre=melody:good-melody:気持ちいい,for=~,file-piece-id=~,memo=~,session=hour-18,recording-id=~,other=use:semi-dai-kan / follow+</text:p>
          </table:table-cell>
          <table:table-cell table:style-name="ce10" table:formula="of:=RIGHT([.B24];[.K24])" office:value-type="string" office:string-value="mp4">
            <text:p>mp4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02_20-57-16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02_21-44-35_000.jpg</text:p>
          </table:table-cell>
          <table:table-cell table:style-name="ce26" office:value-type="string">
            <text:p>:PHOTO 記録 / location=~ / topic=終了 / for=デンタルフロス / 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location=~ / topic=終了 / for=デンタルフロス / occasion=~,other=~">
            <text:p>:PHOTO 記録 / location=~ / topic=終了 / for=デンタルフロス / occasion=~,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3-06-03_02-37-17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2023/06/03</text:date>, <text:time>19:2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3T19:25:22.76</dc:date>
    <dc:creator>iwabuchi ken</dc:creator>
    <meta:editing-duration>P56DT22H58M12S</meta:editing-duration>
    <meta:editing-cycles>18682</meta:editing-cycles>
    <meta:document-statistic meta:table-count="2" meta:cell-count="937" meta:object-count="0"/>
    <meta:user-defined meta:name="qrichtext">1</meta:user-defined>
  </office:meta>
</office:document-meta>
</file>